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text-properties officeooo:paragraph-rsid="0060fecb"/>
    </style:style>
    <style:style style:name="P11" style:family="paragraph" style:parent-style-name="Text_20_body">
      <style:text-properties officeooo:rsid="00729700" officeooo:paragraph-rsid="00729700"/>
    </style:style>
    <style:style style:name="P12" style:family="paragraph" style:parent-style-name="Text_20_body">
      <style:text-properties officeooo:rsid="0071e9e9" officeooo:paragraph-rsid="0071e9e9"/>
    </style:style>
    <style:style style:name="P13" style:family="paragraph" style:parent-style-name="Text_20_body">
      <style:text-properties officeooo:rsid="00786ab4" officeooo:paragraph-rsid="00786ab4"/>
    </style:style>
    <style:style style:name="P14" style:family="paragraph" style:parent-style-name="Text_20_body">
      <style:text-properties officeooo:rsid="0078a956" officeooo:paragraph-rsid="0078a956"/>
    </style:style>
    <style:style style:name="P15" style:family="paragraph" style:parent-style-name="Text_20_body">
      <style:text-properties officeooo:rsid="0076e02b" officeooo:paragraph-rsid="0076e02b"/>
    </style:style>
    <style:style style:name="P16" style:family="paragraph" style:parent-style-name="Text_20_body">
      <style:text-properties officeooo:rsid="0076e02b" officeooo:paragraph-rsid="007997bb"/>
    </style:style>
    <style:style style:name="P17" style:family="paragraph" style:parent-style-name="Text_20_body">
      <style:text-properties officeooo:rsid="0076e02b" officeooo:paragraph-rsid="007bb300"/>
    </style:style>
    <style:style style:name="P18" style:family="paragraph" style:parent-style-name="Text_20_body">
      <style:text-properties officeooo:rsid="007997bb" officeooo:paragraph-rsid="007997bb"/>
    </style:style>
    <style:style style:name="P19" style:family="paragraph" style:parent-style-name="Text_20_body">
      <style:text-properties fo:font-weight="bold" officeooo:rsid="007997bb" officeooo:paragraph-rsid="007997bb" style:font-weight-asian="bold" style:font-weight-complex="bold"/>
    </style:style>
    <style:style style:name="P20" style:family="paragraph" style:parent-style-name="Text_20_body">
      <style:text-properties fo:font-weight="bold" officeooo:rsid="007a8ad1" officeooo:paragraph-rsid="007a8ad1" style:font-weight-asian="bold" style:font-weight-complex="bold"/>
    </style:style>
    <style:style style:name="P21" style:family="paragraph" style:parent-style-name="Text_20_body">
      <style:text-properties fo:font-weight="bold" officeooo:rsid="007bb300" officeooo:paragraph-rsid="007bb300" style:font-weight-asian="bold" style:font-weight-complex="bold"/>
    </style:style>
    <style:style style:name="P22" style:family="paragraph" style:parent-style-name="Text_20_body">
      <style:text-properties officeooo:rsid="007a8ad1" officeooo:paragraph-rsid="007a8ad1"/>
    </style:style>
    <style:style style:name="P23" style:family="paragraph" style:parent-style-name="Text_20_body">
      <style:text-properties officeooo:rsid="007bb300" officeooo:paragraph-rsid="007bb300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7bb300" officeooo:paragraph-rsid="007bb300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Código">
      <style:paragraph-properties fo:text-align="start" style:justify-single-word="false"/>
      <style:text-properties officeooo:rsid="0076e02b" officeooo:paragraph-rsid="007997bb"/>
    </style:style>
    <style:style style:name="P33" style:family="paragraph" style:parent-style-name="Código">
      <style:paragraph-properties fo:text-align="start" style:justify-single-word="false"/>
    </style:style>
    <style:style style:name="P34" style:family="paragraph" style:parent-style-name="Código">
      <style:paragraph-properties fo:text-align="start" style:justify-single-word="false"/>
      <style:text-properties officeooo:paragraph-rsid="007997bb"/>
    </style:style>
    <style:style style:name="P35" style:family="paragraph" style:parent-style-name="Código">
      <style:paragraph-properties fo:text-align="start" style:justify-single-word="false"/>
      <style:text-properties officeooo:paragraph-rsid="007bb300"/>
    </style:style>
    <style:style style:name="P36" style:family="paragraph" style:parent-style-name="Código">
      <style:paragraph-properties fo:text-align="start" style:justify-single-word="false"/>
      <style:text-properties officeooo:rsid="007bb300" officeooo:paragraph-rsid="007bb300"/>
    </style:style>
    <style:style style:name="P3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officeooo:rsid="002d53e8" officeooo:paragraph-rsid="002c515e"/>
    </style:style>
    <style:style style:name="P43" style:family="paragraph" style:parent-style-name="Heading_20_1">
      <style:text-properties officeooo:rsid="0078a956" officeooo:paragraph-rsid="0078a956"/>
    </style:style>
    <style:style style:name="P44" style:family="paragraph" style:parent-style-name="Heading_20_1">
      <style:text-properties officeooo:rsid="00729700" officeooo:paragraph-rsid="00729700"/>
    </style:style>
    <style:style style:name="P45" style:family="paragraph" style:parent-style-name="Heading_20_1">
      <style:text-properties officeooo:rsid="0074bbda" officeooo:paragraph-rsid="004faef8"/>
    </style:style>
    <style:style style:name="P46" style:family="paragraph" style:parent-style-name="Heading_20_1">
      <style:text-properties officeooo:rsid="001f42c5" officeooo:paragraph-rsid="0060fecb"/>
    </style:style>
    <style:style style:name="P47" style:family="paragraph" style:parent-style-name="Heading_20_1">
      <style:text-properties officeooo:paragraph-rsid="0060fecb"/>
    </style:style>
    <style:style style:name="P48" style:family="paragraph" style:parent-style-name="Heading_20_2">
      <style:text-properties officeooo:rsid="007997bb" officeooo:paragraph-rsid="007997bb"/>
    </style:style>
    <style:style style:name="P49" style:family="paragraph" style:parent-style-name="Heading_20_2">
      <style:text-properties officeooo:rsid="0074bbda" officeooo:paragraph-rsid="0074bbda"/>
    </style:style>
    <style:style style:name="P50" style:family="paragraph" style:parent-style-name="Heading_20_2">
      <style:text-properties officeooo:rsid="0076e02b" officeooo:paragraph-rsid="0074bbda"/>
    </style:style>
    <style:style style:name="P51" style:family="paragraph" style:parent-style-name="Heading_20_2">
      <style:text-properties officeooo:rsid="0076e02b" officeooo:paragraph-rsid="007a8ad1"/>
    </style:style>
    <style:style style:name="P52" style:family="paragraph" style:parent-style-name="Text_20_body" style:list-style-name="L1">
      <style:text-properties officeooo:rsid="00786ab4" officeooo:paragraph-rsid="00786ab4"/>
    </style:style>
    <style:style style:name="P53" style:family="paragraph" style:parent-style-name="Text_20_body">
      <style:text-properties officeooo:rsid="0060fecb" officeooo:paragraph-rsid="0060fecb"/>
    </style:style>
    <style:style style:name="P54" style:family="paragraph" style:parent-style-name="Text_20_body">
      <style:text-properties officeooo:rsid="00814528" officeooo:paragraph-rsid="00814528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2ad048" style:font-size-asian="12pt" style:font-size-complex="12pt"/>
    </style:style>
    <style:style style:name="T9" style:family="text">
      <style:text-properties officeooo:rsid="0016fc63"/>
    </style:style>
    <style:style style:name="T10" style:family="text">
      <style:text-properties officeooo:rsid="001f42c5"/>
    </style:style>
    <style:style style:name="T11" style:family="text">
      <style:text-properties officeooo:rsid="0060fecb"/>
    </style:style>
    <style:style style:name="T12" style:family="text">
      <style:text-properties officeooo:rsid="0073c91d"/>
    </style:style>
    <style:style style:name="T13" style:family="text">
      <style:text-properties officeooo:rsid="0076e02b"/>
    </style:style>
    <style:style style:name="T14" style:family="text">
      <style:text-properties officeooo:rsid="00786ab4"/>
    </style:style>
    <style:style style:name="T15" style:family="text">
      <style:text-properties officeooo:rsid="007997bb"/>
    </style:style>
    <style:style style:name="T16" style:family="text">
      <style:text-properties officeooo:rsid="007a8ad1"/>
    </style:style>
    <style:style style:name="T17" style:family="text">
      <style:text-properties officeooo:rsid="007bb300"/>
    </style:style>
    <style:style style:name="T18" style:family="text">
      <style:text-properties officeooo:rsid="007cf872"/>
    </style:style>
    <style:style style:name="T19" style:family="text">
      <style:text-properties officeooo:rsid="007e0456"/>
    </style:style>
    <style:style style:name="T20" style:family="text">
      <style:text-properties officeooo:rsid="007fa630"/>
    </style:style>
    <style:style style:name="T21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22" style:family="text">
      <style:text-properties fo:text-transform="uppercase" fo:color="#336633" style:font-name="Calibri1" fo:font-size="24pt" fo:font-weight="bold" officeooo:rsid="007fa630" style:font-size-asian="24pt" style:font-weight-asian="bold" style:font-size-complex="24pt" style:font-weight-complex="bold"/>
    </style:style>
    <style:style style:name="T23" style:family="text">
      <style:text-properties fo:text-transform="uppercase" fo:color="#336633" style:font-name="Calibri1" fo:font-size="24pt" fo:font-weight="bold" officeooo:rsid="007cf872" style:font-size-asian="24pt" style:font-weight-asian="bold" style:font-size-complex="24pt" style:font-weight-complex="bold"/>
    </style:style>
    <style:style style:name="T24" style:family="text">
      <style:text-properties fo:text-transform="uppercase" fo:color="#336633" style:font-name="Calibri1" fo:font-size="24pt" fo:font-weight="bold" officeooo:rsid="0016fc63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5" text:name="NumeroTema"/>
        <text:user-field-decl office:value-type="string" office:string-value="DOM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39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24">U</text:span><text:span text:style-name="T22">D 0</text:span><text:span text:style-name="T23">5</text:span><text:span text:style-name="T21">. </text:span><text:span text:style-name="T21"><text:user-field-get text:name="Tema">DOM</text:user-field-get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Sergio García Barea</text:p>
      <text:p text:style-name="P28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31">201<text:span text:style-name="T20">9</text:span>/20<text:span text:style-name="T20">20</text:span></text:p>
      <text:p text:style-name="P30"><text:tab/><text:tab/><text:tab/><text:tab/><text:tab/><text:tab/><text:tab/><text:tab/><text:tab/><text:tab/>Versión:<text:date style:data-style-name="N104" text:date-value="2019-10-07T17:16:36.330206352">191007</text:date>.<text:time style:data-style-name="N105" text:time-value="2019-10-07T17:16:36.330398088">1715</text:time></text:p>
      <text:p text:style-name="P6"/>
      <text:p text:style-name="Standard"/>
      <text:p text:style-name="Standard"/>
      <text:p text:style-name="Standard"/>
      <text:p text:style-name="P9">Licencia</text:p>
      <text:p text:style-name="Standard"/>
      <text:p text:style-name="P27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oft-page-break/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4"/>
      <text:p text:style-name="Notas_20_Informativas"><text:span text:style-name="T3"> </text:span>Atención</text:p>
      <text:p text:style-name="P24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7">1. Introducción<text:tab/>3</text:p>
          <text:p text:style-name="P37">2. Atributos disponibles para modificar<text:tab/>3</text:p>
          <text:p text:style-name="P37">3. Funciones Javascript para localizar elementos en DOM<text:tab/>3</text:p>
          <text:p text:style-name="P38"><text:s/>3.1 <text:s/>getElementById(identificador)<text:tab/>3</text:p>
          <text:p text:style-name="P38"><text:s/>3.2 <text:s/>getElementsByTagName(etiqueta)<text:tab/>4</text:p>
          <text:p text:style-name="P38"><text:s/>3.3 <text:s/>getElementsByName(nombre)<text:tab/>4</text:p>
          <text:p text:style-name="P37">4. Funciones para crear/eliminar nodos<text:tab/>4</text:p>
          <text:p text:style-name="P38"><text:s/>4.1 <text:s/>removeChild(nodo)<text:tab/>4</text:p>
          <text:p text:style-name="P38"><text:s/>4.2 <text:s/>appendChild(nodo)<text:tab/>5</text:p>
          <text:p text:style-name="P37">5. Material adicional<text:tab/>5</text:p>
          <text:p text:style-name="P37">6. Bibliografía<text:tab/>5</text:p>
        </text:index-body>
      </text:table-of-content>
      <text:p text:style-name="Standard"/>
      <text:p text:style-name="Standard"/>
      <text:p text:style-name="Titulo"/>
      <text:p text:style-name="P2">UD0<text:user-field-get text:name="NumeroTema">5</text:user-field-get>. <text:user-field-get text:name="Tema">DOM</text:user-field-get></text:p>
      <text:h text:style-name="P42" text:outline-level="1"><text:bookmark-start text:name="__RefHeading___Toc1667_1226975039"/>Introducción<text:bookmark-end text:name="__RefHeading___Toc1667_1226975039"/></text:h>
      <text:p text:style-name="P12">DOM (Document Object Model) es un modelo que permite tratar un documento Web XHTML como si fuera XML, navegando por los nodos existentes que forman la página, pudiendo manipular <text:span text:style-name="T14">sus atributos e incluso crear nuevos elementos</text:span>. </text:p>
      <text:p text:style-name="P13">Para mas información general de DOM:</text:p>
      <text:list xml:id="list3829643342" text:style-name="L1">
        <text:list-item>
          <text:p text:style-name="P52"><text:a xlink:type="simple" xlink:href="https://es.wikipedia.org/wiki/Document_Object_Model" text:style-name="Internet_20_link" text:visited-style-name="Visited_20_Internet_20_Link">https://es.wikipedia.org/wiki/Document_Object_Model</text:a></text:p>
        </text:list-item>
        <text:list-item>
          <text:p text:style-name="P52"><text:a xlink:type="simple" xlink:href="http://www.w3schools.com/js/js_htmldom.asp" text:style-name="Internet_20_link" text:visited-style-name="Visited_20_Internet_20_Link">http://www.w3schools.com/js/js_htmldom.asp</text:a></text:p>
        </text:list-item>
      </text:list>
      <text:p text:style-name="P11"><text:span text:style-name="T14">Usando J</text:span>avascript <text:span text:style-name="T19">para navegar en el DOM</text:span> <text:span text:style-name="T14">podemos acceder a todos los elementos XHTML de una página. Esto </text:span>nos permite cambiar dinámicamente el aspecto de nuestras páginas Web.</text:p>
      <text:p text:style-name="P11">En este tema vamos a estudiar <text:span text:style-name="T14">las principales</text:span> <text:span text:style-name="T12">funciones de Javascript para modificar el DOM.</text:span></text:p>
      <text:h text:style-name="P43" text:outline-level="1"><text:bookmark-start text:name="__RefHeading___Toc642_1343862883"/>Atributos disponibles para modificar<text:bookmark-end text:name="__RefHeading___Toc642_1343862883"/></text:h>
      <text:p text:style-name="P14">Cuando obtengamos algún elemento con las funciones que estudiaremos mas adelante, podemos manipular los atributos de dicho elemento de la siguiente forma.</text:p>
      <text:p text:style-name="Código"><text:span text:style-name="T16">v</text:span>ar elemento=document.getElementById(“miElemento”);</text:p>
      <text:p text:style-name="Código">elemento.innerHTML=”El html interno a cambiar de ese elemento”;</text:p>
      <text:p text:style-name="P14">Los atributos disponibles a modificar pueden depender de cada elemento.</text:p>
      <text:h text:style-name="P44" text:outline-level="1"><text:bookmark-start text:name="__RefHeading___Toc1903_1568655339"/>Funciones <text:span text:style-name="T12">Javascript para localizar elementos en DOM</text:span><text:bookmark-end text:name="__RefHeading___Toc1903_1568655339"/></text:h>
      <text:p text:style-name="P18">Las funciones aquí estudiadas normalmente se usan sobre el elemento “document”, ya que así se aplican a todo el documento.</text:p>
      <text:p text:style-name="P18">Aun así, pueden usarse en cualquier nodo XHTML, entonces la búsqueda se realizaría no en todo en el documento, sino en al sub-árbol formado por el elemento en si y sus hijos.</text:p>
      <text:h text:style-name="P48" text:outline-level="2"><text:bookmark-start text:name="__RefHeading___Toc644_1343862883"/>getElementById(identificador)<text:bookmark-end text:name="__RefHeading___Toc644_1343862883"/></text:h>
      <text:p text:style-name="P16">Esta función devuelve un <text:span text:style-name="T15">elemento</text:span> <text:span text:style-name="T15">DOM del sub-árbol cuya identificador sea el indicado en la cadena “identificador”.</text:span></text:p>
      <text:p text:style-name="P23"><text:a xlink:type="simple" xlink:href="http://www.w3schools.com/jsref/met_document_getelementbyid.asp" text:style-name="Internet_20_link" text:visited-style-name="Visited_20_Internet_20_Link">http://www.w3schools.com/jsref/met_document_getelementbyid.asp</text:a></text:p>
      <text:p text:style-name="P19">Ejemplo:</text:p>
      <text:p text:style-name="P32"><text:span text:style-name="Source_20_Text">var </text:span><text:span text:style-name="Source_20_Text"><text:span text:style-name="T15">myDiv</text:span></text:span><text:span text:style-name="Source_20_Text"> = document.getElementById("</text:span><text:span text:style-name="Source_20_Text"><text:span text:style-name="T15">miDiv</text:span></text:span><text:span text:style-name="Source_20_Text">");</text:span></text:p>
      <text:p text:style-name="P32"><text:span text:style-name="Source_20_Text"><text:span text:style-name="T15">alert(“El html de miDiv es “+myDiv.innerHTML);</text:span></text:span></text:p>
      <text:h text:style-name="P49" text:outline-level="2"><text:bookmark-start text:name="__RefHeading___Toc646_1343862883"/><text:soft-page-break/>getElementsByTag<text:span text:style-name="T15">Name</text:span>(<text:span text:style-name="T13">etiqueta</text:span>)<text:bookmark-end text:name="__RefHeading___Toc646_1343862883"/></text:h>
      <text:p text:style-name="P15">Esta función devuelve una array con <text:span text:style-name="T15">todos los elementos DOM del sub-árbol cuya etiqueta XHTML sea la indicada en la cadena “etiqueta”.</text:span></text:p>
      <text:p text:style-name="P23"><text:a xlink:type="simple" xlink:href="http://www.w3schools.com/jsref/met_document_getelementsbytagname.asp" text:style-name="Internet_20_link" text:visited-style-name="Visited_20_Internet_20_Link">http://www.w3schools.com/jsref/met_document_getelementsbytagname.asp</text:a></text:p>
      <text:p text:style-name="P19">Ejemplo:</text:p>
      <text:p text:style-name="P33"><text:span text:style-name="Source_20_Text">var </text:span><text:span text:style-name="Source_20_Text"><text:span text:style-name="T15">myDiv</text:span></text:span><text:span text:style-name="Source_20_Text"> = document.getElementById("</text:span><text:span text:style-name="Source_20_Text"><text:span text:style-name="T15">miDiv</text:span></text:span><text:span text:style-name="Source_20_Text">")</text:span></text:p>
      <text:p text:style-name="P33"><text:span text:style-name="Source_20_Text">var </text:span><text:span text:style-name="Source_20_Text"><text:span text:style-name="T15">losP</text:span></text:span><text:span text:style-name="Source_20_Text"> = </text:span><text:span text:style-name="Source_20_Text"><text:span text:style-name="T15">myDiv</text:span></text:span><text:span text:style-name="Source_20_Text">.getElementsByTagName("p");</text:span></text:p>
      <text:p text:style-name="P34"><text:span text:style-name="Source_20_Text">var num = </text:span><text:span text:style-name="Source_20_Text"><text:span text:style-name="T15">losP</text:span></text:span><text:span text:style-name="Source_20_Text">.length;</text:span></text:p>
      <text:p text:style-name="P34"><text:span text:style-name="Source_20_Text">alert("Hay " + num + " &lt;p&gt; elementos en el elemento </text:span><text:span text:style-name="Source_20_Text"><text:span text:style-name="T15">miDiv”</text:span></text:span><text:span text:style-name="Source_20_Text">);</text:span></text:p>
      <text:p text:style-name="P34"><text:span text:style-name="Source_20_Text">alert("</text:span><text:span text:style-name="Source_20_Text"><text:span text:style-name="T15">En el primer P el HTML asociado es ”+losP[0].innerHTML</text:span></text:span><text:span text:style-name="Source_20_Text">);</text:span></text:p>
      <text:h text:style-name="P50" text:outline-level="2"><text:bookmark-start text:name="__RefHeading___Toc648_1343862883"/>getElementsByName(nombre)<text:bookmark-end text:name="__RefHeading___Toc648_1343862883"/></text:h>
      <text:p text:style-name="P17">Esta función devuelve una array con <text:span text:style-name="T15">todos los elementos DOM del sub-árbol cuya atributo name sea el indicado en la cadena “nombre”.</text:span></text:p>
      <text:p text:style-name="P17"><text:a xlink:type="simple" xlink:href="http://www.w3schools.com/jsref/met_doc_getelementsbyname.asp" text:style-name="Internet_20_link" text:visited-style-name="Visited_20_Internet_20_Link"><text:span text:style-name="T15">http://www.w3schools.com/jsref/met_doc_getelementsbyname.asp</text:span></text:a></text:p>
      <text:p text:style-name="P19">Ejemplo:</text:p>
      <text:p text:style-name="P34"><text:span text:style-name="Source_20_Text">var x = document.getElementsByName("</text:span><text:span text:style-name="Source_20_Text"><text:span text:style-name="T15">name</text:span></text:span><text:span text:style-name="Source_20_Text">");</text:span></text:p>
      <text:p text:style-name="P34"><text:span text:style-name="Source_20_Text">var i;</text:span></text:p>
      <text:p text:style-name="P34"><text:span text:style-name="Source_20_Text">// </text:span><text:span text:style-name="Source_20_Text"><text:span text:style-name="T15">Todos los textbox que tengan de name alumnos, los marcamos</text:span></text:span></text:p>
      <text:p text:style-name="P34"><text:span text:style-name="Source_20_Text">for (i = 0; i &lt; x.length; i++) {</text:span></text:p>
      <text:p text:style-name="P34"><text:span text:style-name="Source_20_Text"><text:tab/>if (x[i].type == "c</text:span><text:span text:style-name="Source_20_Text"><text:span text:style-name="T15">heckbox</text:span></text:span><text:span text:style-name="Source_20_Text">") {</text:span></text:p>
      <text:p text:style-name="P34"><text:span text:style-name="Source_20_Text"><text:tab/><text:tab/> x[i].checked = true;<text:tab/></text:span></text:p>
      <text:p text:style-name="P34"><text:span text:style-name="Source_20_Text"><text:tab/>}<text:line-break/>} </text:span></text:p>
      <text:h text:style-name="P45" text:outline-level="1"><text:bookmark-start text:name="__RefHeading___Toc1905_1568655339"/>Funciones para crear/eliminar <text:span text:style-name="T17">nodos</text:span><text:bookmark-end text:name="__RefHeading___Toc1905_1568655339"/></text:h>
      <text:p text:style-name="P22">En esta parte veremos <text:span text:style-name="T17">las funciones básicas</text:span> para <text:span text:style-name="T17">crear y</text:span> eliminar nodos XHTML.</text:p>
      <text:h text:style-name="P51" text:outline-level="2"><text:bookmark-start text:name="__RefHeading___Toc650_1343862883"/><text:span text:style-name="T16">removeChild</text:span>(no<text:span text:style-name="T16">do</text:span>)<text:bookmark-end text:name="__RefHeading___Toc650_1343862883"/></text:h>
      <text:p text:style-name="P22">Esta función se aplica a un nodo padre. La función recibe un nodo hijo suyo y lo borra. Es útil usarlo con el atributo “parentnode”, que devuelve el nodo padre del elemento que estamos manejando.</text:p>
      <text:p text:style-name="P23"><text:a xlink:type="simple" xlink:href="http://www.w3schools.com/jsref/met_node_removechild.asp" text:style-name="Internet_20_link" text:visited-style-name="Visited_20_Internet_20_Link">http://www.w3schools.com/jsref/met_node_removechild.asp</text:a></text:p>
      <text:p text:style-name="P20">Ejemplo:</text:p>
      <text:p text:style-name="Código">var parrafo=document.getElementById(“miParrafo”);</text:p>
      <text:p text:style-name="Código">// Obtiene la referencia del padre, y al padre le aplica la función removeChild </text:p>
      <text:p text:style-name="Código">parrafo.parentnode.removeChild(parrafo);</text:p>
      <text:h text:style-name="P51" text:outline-level="2"><text:bookmark-start text:name="__RefHeading___Toc652_1343862883"/><text:soft-page-break/><text:span text:style-name="T16">appendChild</text:span>(no<text:span text:style-name="T16">do</text:span>)<text:bookmark-end text:name="__RefHeading___Toc652_1343862883"/></text:h>
      <text:p text:style-name="P22">Esta función se aplica a un nodo padre. La función recibe un nodo y lo incluye como nodo hijo del padre. <text:span text:style-name="T17">Se puede combinar con funciones como “createElement”, que permiten crear elementos XHTML.</text:span></text:p>
      <text:p text:style-name="P23"><text:a xlink:type="simple" xlink:href="http://www.w3schools.com/jsref/met_node_appendchild.asp" text:style-name="Internet_20_link" text:visited-style-name="Visited_20_Internet_20_Link">http://www.w3schools.com/jsref/met_node_appendchild.asp</text:a></text:p>
      <text:p text:style-name="P21">Ejemplo:</text:p>
      <text:p text:style-name="P35">// <text:span text:style-name="T17">Creo un nodo de tipo LI</text:span></text:p>
      <text:p text:style-name="P35">var <text:span text:style-name="T17">nuevoNodo</text:span> = document.createElement("LI");</text:p>
      <text:p text:style-name="P35">// <text:span text:style-name="T17">Al nodo LI le asocio un texto (tambien podria asociarle XHTML con innerHTML)</text:span></text:p>
      <text:p text:style-name="P35">var <text:span text:style-name="T17">nodoTexto</text:span> = document.createTextNode("<text:span text:style-name="T17">Agua</text:span>");</text:p>
      <text:p text:style-name="P35"><text:span text:style-name="T17">nuevoNodo</text:span>.appendChild(<text:span text:style-name="T17">nodoTexto</text:span>);</text:p>
      <text:p text:style-name="P36">// A miLista, lista ya existente, le añado el elemento creado</text:p>
      <text:p text:style-name="P35">document.getElementById("<text:span text:style-name="T17">miLista</text:span>").appendChild(<text:span text:style-name="T17">nuevoNodo</text:span>); <text:s text:c="2"/></text:p>
      <text:h text:style-name="P46" text:outline-level="1"><text:bookmark-start text:name="__RefHeading___Toc654_1343862883"/>Material adicional<text:bookmark-end text:name="__RefHeading___Toc654_1343862883"/></text:h>
      <text:p text:style-name="P25">[1] <text:span text:style-name="T10">Curso de Javascript en Udacity </text:span><text:a xlink:type="simple" xlink:href="https://www.udacity.com/course/javascript-basics--ud804" text:style-name="Internet_20_link" text:visited-style-name="Visited_20_Internet_20_Link"><text:span text:style-name="T10">https://www.udacity.com/course/javascript-basics--ud804</text:span></text:a></text:p>
      <text:p text:style-name="P26">[2] Enlaces Libros Web con multitud de ejemplos de DOM y Javascript <text:a xlink:type="simple" xlink:href="http://librosweb.es/libro/ajax/capitulo_4/html_y_dom.html" text:style-name="Internet_20_link" text:visited-style-name="Visited_20_Internet_20_Link">http://librosweb.es/libro/ajax/capitulo_4/html_y_dom.html</text:a></text:p>
      <text:h text:style-name="P47" text:outline-level="1"><text:bookmark-start text:name="__RefHeading___Toc656_1343862883"/>Bibliografía<text:bookmark-end text:name="__RefHeading___Toc656_1343862883"/></text:h>
      <text:p text:style-name="P10">[1] <text:span text:style-name="T11">Referencia Javascript</text:span></text:p>
      <text:p text:style-name="P53"><text:a xlink:type="simple" xlink:href="http://www.w3schools.com/jsref/" text:style-name="Internet_20_link" text:visited-style-name="Visited_20_Internet_20_Link">http://www.w3schools.com/jsref/</text:a></text:p>
      <text:p text:style-name="P54">[2] Referencia DOM</text:p>
      <text:p text:style-name="P54"><text:a xlink:type="simple" xlink:href="https://developer.mozilla.org/es/docs/Referencia_DOM_de_Gecko/Introducción" text:style-name="Internet_20_link" text:visited-style-name="Visited_20_Internet_20_Link">https://developer.mozilla.org/es/docs/Referencia_DOM_de_Gecko/Introducci%C3%B3n</text:a></text:p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5" text:name="NumeroTema"/>
          <text:user-field-decl office:value-type="string" office:string-value="DOM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DOM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5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6H40M21S</meta:editing-duration>
    <meta:editing-cycles>71</meta:editing-cycles>
    <meta:generator>LibreOffice/6.3.1.2$Linux_X86_64 LibreOffice_project/30$Build-2</meta:generator>
    <dc:title>Plantilla CEED</dc:title>
    <dc:date>2019-10-07T17:16:36.201214014</dc:date>
    <meta:document-statistic meta:table-count="0" meta:image-count="2" meta:object-count="0" meta:page-count="5" meta:paragraph-count="100" meta:word-count="690" meta:character-count="5259" meta:non-whitespace-character-count="4631"/>
    <meta:template xlink:type="simple" xlink:actuate="onRequest" xlink:title="Plantilla CEED" xlink:href="../../../../../../Plantilla/Plantilla%20CEED.ott" meta:date="2016-09-23T10:38:38.127433422"/>
  </office:meta>
</office:document-meta>
</file>